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80 Lines Maximum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Key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~ = Contested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@ = Too Simple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Verification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9.806">
            <text:p>99.806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a8zunqzv">https://www.geogebra.org/geometry/a8zunqzv</text:a></text:p>
          </table:table-cell>
          <table:table-cell/>
          <table:table-cell table:style-name="ce8" office:value-type="string">
            <text:p>Un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.971">
            <text:p>99.971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hxccnzfx">https://www.geogebra.org/geometry/hxccnzfx</text:a></text:p>
          </table:table-cell>
          <table:table-cell/>
          <table:table-cell table:style-name="ce7" office:value-type="string">
            <text:p>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9.998">
            <text:p>99.998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hcce6uhf">https://www.geogebra.org/geometry/hcce6uhf</text:a>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/>
          <table:table-cell table:style-name="ce1" office:value-type="string">
            <text:p>Min/Max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9.999">
            <text:p>99.999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krx65evf">https://www.geogebra.org/geometry/krx65evf</text:a></text:p>
          </table:table-cell>
          <table:table-cell/>
          <table:table-cell table:style-name="ce2" office:value-type="string">
            <text:p>95% Minimum</text:p>
          </table:table-cell>
        </table:table-row>
        <table:table-row table:style-name="ro2">
          <table:table-cell office:value-type="string">
            <text:p>Adam Adamandy Kochanski</text:p>
          </table:table-cell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9.998">
            <text:p>99.998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a8ama49f">https://www.geogebra.org/geometry/a8ama49f</text:a></text:p>
          </table:table-cell>
          <table:table-cell/>
          <table:table-cell table:style-name="ce11" office:value-type="string">
            <text:p>100%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.987">
            <text:p>99.987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gerddbwv">https://www.geogebra.org/geometry/gerddbwv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Counting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Circles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Square Lines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7">07/11/2025</text:date>, <text:time>13:5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7T13:58:14.15</dc:date>
    <meta:editing-duration>PT2H27M5S</meta:editing-duration>
    <meta:editing-cycles>47</meta:editing-cycles>
    <meta:generator>OpenOffice/4.1.14$Win32 OpenOffice.org_project/4114m1$Build-9811</meta:generator>
    <meta:document-statistic meta:table-count="3" meta:cell-count="156" meta:object-count="0"/>
  </office:meta>
</office:document-meta>
</file>